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031e2d"/>
    </style:style>
    <style:style style:name="P2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fo:font-weight="bold" officeooo:paragraph-rsid="00031e2d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Table_20_Contents">
      <style:paragraph-properties fo:line-height="115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line-height="115%" fo:text-align="center" style:justify-single-word="false"/>
      <style:text-properties fo:font-size="14pt" officeooo:rsid="00031e2d" officeooo:paragraph-rsid="00031e2d" style:font-size-asian="14pt" style:font-size-complex="14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 style:list-style-name="L1">
      <style:paragraph-properties fo:line-height="115%" fo:text-align="start" style:justify-single-word="false"/>
      <style:text-properties fo:font-size="14pt" style:font-size-asian="14pt" style:font-size-complex="14pt"/>
    </style:style>
    <style:style style:name="P9" style:family="paragraph" style:parent-style-name="Table_20_Contents" style:list-style-name="L2">
      <style:paragraph-properties fo:line-height="115%" fo:text-align="start" style:justify-single-word="false"/>
      <style:text-properties fo:font-size="14pt" style:font-size-asian="14pt" style:font-size-complex="14pt"/>
    </style:style>
    <style:style style:name="P10" style:family="paragraph" style:parent-style-name="Table_20_Contents" style:list-style-name="L3">
      <style:paragraph-properties fo:line-height="115%" fo:text-align="start" style:justify-single-word="false"/>
      <style:text-properties fo:font-size="14pt" style:font-size-asian="14pt" style:font-size-complex="14pt"/>
    </style:style>
    <style:style style:name="P11" style:family="paragraph" style:parent-style-name="Table_20_Contents" style:list-style-name="L4">
      <style:paragraph-properties fo:line-height="115%" fo:text-align="start" style:justify-single-word="false"/>
      <style:text-properties fo:font-size="14pt" style:font-size-asian="14pt" style:font-size-complex="14pt"/>
    </style:style>
    <style:style style:name="P12" style:family="paragraph" style:parent-style-name="Table_20_Contents" style:list-style-name="L5">
      <style:paragraph-properties fo:line-height="115%" fo:text-align="start" style:justify-single-word="false"/>
      <style:text-properties fo:font-size="14pt" style:font-size-asian="14pt" style:font-size-complex="14pt"/>
    </style:style>
    <style:style style:name="P13" style:family="paragraph" style:parent-style-name="Table_20_Contents" style:list-style-name="L6">
      <style:paragraph-properties fo:line-height="115%" fo:text-align="start" style:justify-single-word="false"/>
      <style:text-properties fo:font-size="14pt" officeooo:paragraph-rsid="00031e2d" style:font-size-asian="14pt" style:font-size-complex="14pt"/>
    </style:style>
    <style:style style:name="P14" style:family="paragraph" style:parent-style-name="Table_20_Contents" style:list-style-name="L7">
      <style:paragraph-properties fo:line-height="115%" fo:text-align="start" style:justify-single-word="false"/>
      <style:text-properties fo:font-size="14pt" style:font-size-asian="14pt" style:font-size-complex="14pt"/>
    </style:style>
    <style:style style:name="P15" style:family="paragraph" style:parent-style-name="Table_20_Contents" style:list-style-name="L8">
      <style:paragraph-properties fo:line-height="115%" fo:text-align="start" style:justify-single-word="false"/>
      <style:text-properties fo:font-size="14pt" style:font-size-asian="14pt" style:font-size-complex="14pt"/>
    </style:style>
    <style:style style:name="P16" style:family="paragraph" style:parent-style-name="Table_20_Contents" style:list-style-name="L9">
      <style:paragraph-properties fo:line-height="115%" fo:text-align="start" style:justify-single-word="false"/>
      <style:text-properties fo:font-size="14pt" style:font-size-asian="14pt" style:font-size-complex="14pt"/>
    </style:style>
    <style:style style:name="T1" style:family="text">
      <style:text-properties officeooo:rsid="00031e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ọ và tên: Vũ Long Giang</text:p>
      <text:p text:style-name="P4">MSSV: <text:span text:style-name="T1">20183519</text:span></text:p>
      <text:p text:style-name="P4">Lớp: Khoa học máy tính <text:span text:style-name="T1">04 – K63</text:span></text:p>
      <text:p text:style-name="P2">PROJECT I</text:p>
      <text:p text:style-name="P3">KẾ HOẠCH HỌC TẬP, XÂY DỰNG </text:p>
      <text:p text:style-name="P3">ỨNG DỤNG QUẢN LÝ TÀI CHÍNH CÁ NHÂ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uần</text:p>
          </table:table-cell>
          <table:table-cell table:style-name="Table1.B1" office:value-type="string">
            <text:p text:style-name="P5">Nội dung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B2" office:value-type="string">
            <text:list xml:id="list1621139006" text:style-name="L1">
              <text:list-item>
                <text:p text:style-name="P8">Tìm hiểu đề tài</text:p>
              </text:list-item>
              <text:list-item>
                <text:p text:style-name="P8">Mô tả chi tiết ứng dụng và lên kế hoạch xây dựng</text:p>
              </text:list-item>
              <text:list-item>
                <text:p text:style-name="P8">Cài đặt môi trường lập trình</text:p>
              </text:list-item>
            </text:list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B2" office:value-type="string">
            <text:list xml:id="list4168587368" text:style-name="L2">
              <text:list-item>
                <text:p text:style-name="P9">Thiết kế cơ sở dữ liệu</text:p>
              </text:list-item>
              <text:list-item>
                <text:p text:style-name="P9">Tìm hiểu ngôn ngữ lập trình và framework frontend <text:span text:style-name="T1">(React Native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B2" office:value-type="string">
            <text:list xml:id="list115374936" text:style-name="L3">
              <text:list-item>
                <text:p text:style-name="P10">Xây dựng cơ sở dữ liệu</text:p>
              </text:list-item>
              <text:list-item>
                <text:p text:style-name="P10">Tìm hiểu ngôn ngữ lập trình</text:p>
              </text:list-item>
              <text:list-item>
                <text:p text:style-name="P10">Xây dựng frontend cơ bản</text:p>
              </text:list-item>
            </text:list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B2" office:value-type="string">
            <text:list xml:id="list2127254886" text:style-name="L4">
              <text:list-item>
                <text:p text:style-name="P11">Xây dựng frontend</text:p>
              </text:list-item>
              <text:list-item>
                <text:p text:style-name="P11">Cải thiện và kết nối cơ sở dữ liệu</text:p>
              </text:list-item>
              <text:list-item>
                <text:p text:style-name="P11">Tìm hiểu công nghệ, ngôn ngữ lập trình backend</text:p>
              </text:list-item>
            </text:list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B2" office:value-type="string">
            <text:list xml:id="list1375470597" text:style-name="L5">
              <text:list-item>
                <text:p text:style-name="P12">Xây dựng frontend</text:p>
              </text:list-item>
              <text:list-item>
                <text:p text:style-name="P12">Xây dựng backend</text:p>
              </text:list-item>
            </text:list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B2" office:value-type="string">
            <text:list xml:id="list2292973614" text:style-name="L6">
              <text:list-item>
                <text:p text:style-name="P13">Xây dựng frontend</text:p>
              </text:list-item>
              <text:list-item>
                <text:p text:style-name="P13">Xây dựng backend</text:p>
              </text:list-item>
            </text:list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B2" office:value-type="string">
            <text:list xml:id="list3072454080" text:style-name="L7">
              <text:list-item>
                <text:p text:style-name="P14">Xây dựng backend</text:p>
              </text:list-item>
            </text:list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B2" office:value-type="string">
            <text:list xml:id="list2096339324" text:style-name="L8">
              <text:list-item>
                <text:p text:style-name="P15">Xây dựng backend</text:p>
              </text:list-item>
            </text:list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B2" office:value-type="string">
            <text:list xml:id="list3463907777" text:style-name="L9">
              <text:list-item>
                <text:p text:style-name="P16">Hoàn thiện, đánh giá ứng dụng</text:p>
              </text:list-item>
              <text:list-item>
                <text:p text:style-name="P16">Cải thiện ứng dụng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25.232492199</meta:creation-date>
    <dc:date>2020-10-13T11:04:11.573501162</dc:date>
    <meta:editing-duration>PT3S</meta:editing-duration>
    <meta:editing-cycles>1</meta:editing-cycles>
    <meta:generator>LibreOffice/7.0.1.2$Linux_X86_64 LibreOffice_project/88a63c56098013eb4038e11ebe7c8c0daab09aa8</meta:generator>
    <meta:document-statistic meta:table-count="1" meta:image-count="0" meta:object-count="0" meta:page-count="1" meta:paragraph-count="36" meta:word-count="167" meta:character-count="675" meta:non-whitespace-character-count="561"/>
  </office:meta>
</office:document-meta>
</file>